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2.801cm"/>
    </style:style>
    <style:style style:name="co7" style:family="table-column">
      <style:table-column-properties fo:break-before="auto" style:column-width="8.74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2.718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style-name="Default" office:value-type="string">
            <text:p>Date</text:p>
          </table:table-cell>
          <table:table-cell table:style-name="Default" office:value-type="string">
            <text:p>Time</text:p>
          </table:table-cell>
          <table:table-cell table:style-name="Default" office:value-type="string">
            <text:p>Course</text:p>
          </table:table-cell>
          <table:table-cell table:style-name="Default" office:value-type="string">
            <text:p>Horse</text:p>
          </table:table-cell>
          <table:table-cell table:style-name="Default" office:value-type="string">
            <text:p>7:30AM Price</text:p>
          </table:table-cell>
          <table:table-cell table:style-name="Default" office:value-type="string">
            <text:p>ML_Prob</text:p>
          </table:table-cell>
          <table:table-cell table:style-name="Default" office:value-type="string">
            <text:p>Rank</text:p>
          </table:table-cell>
          <table:table-cell table:style-name="Default" office:value-type="string">
            <text:p>No. of Top</text:p>
          </table:table-cell>
          <table:table-cell office:value-type="string">
            <text:p>System Name</text:p>
          </table:table-cell>
          <table:table-cell table:style-name="ce1"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445">
            <text:p>1445</text:p>
          </table:table-cell>
          <table:table-cell table:style-name="Default" office:value-type="string">
            <text:p>Leopardstown</text:p>
          </table:table-cell>
          <table:table-cell table:style-name="Default" office:value-type="string">
            <text:p>Comfort Line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0.0670311203253957">
            <text:p>0.067031120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1 Value Turf Handicap</text:p>
          </table:table-cell>
          <table:table-cell table:style-name="ce2"/>
          <table:table-cell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Musselburgh</text:p>
          </table:table-cell>
          <table:table-cell table:style-name="Default" office:value-type="string">
            <text:p>Bellarchi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08285069430167">
            <text:p>0.208285069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815">
            <text:p>1815</text:p>
          </table:table-cell>
          <table:table-cell table:style-name="Default" office:value-type="string">
            <text:p>Musselburgh</text:p>
          </table:table-cell>
          <table:table-cell table:style-name="Default" office:value-type="string">
            <text:p>Kelpie Grey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0.0897725219448105">
            <text:p>0.0897725219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655">
            <text:p>1655</text:p>
          </table:table-cell>
          <table:table-cell table:style-name="Default" office:value-type="string">
            <text:p>Leopardstown</text:p>
          </table:table-cell>
          <table:table-cell table:style-name="Default" office:value-type="string">
            <text:p>Christmas Day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46387860581265">
            <text:p>0.146387860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1 Value Turf Non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Musselburgh</text:p>
          </table:table-cell>
          <table:table-cell table:style-name="Default" office:value-type="string">
            <text:p>Bellarchi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08285069430167">
            <text:p>0.208285069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815">
            <text:p>1815</text:p>
          </table:table-cell>
          <table:table-cell table:style-name="Default" office:value-type="string">
            <text:p>Musselburgh</text:p>
          </table:table-cell>
          <table:table-cell table:style-name="Default" office:value-type="string">
            <text:p>Kelpie Grey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0.0897725219448105">
            <text:p>0.0897725219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347">
            <text:p>1347</text:p>
          </table:table-cell>
          <table:table-cell table:style-name="Default" office:value-type="string">
            <text:p>Wincanton</text:p>
          </table:table-cell>
          <table:table-cell table:style-name="Default" office:value-type="string">
            <text:p>Masterdream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57785912762754">
            <text:p>0.257785912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Wincanton</text:p>
          </table:table-cell>
          <table:table-cell table:style-name="Default" office:value-type="string">
            <text:p>Somespring Special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35963274528189">
            <text:p>0.235963274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707">
            <text:p>1707</text:p>
          </table:table-cell>
          <table:table-cell table:style-name="Default" office:value-type="string">
            <text:p>Down Royal</text:p>
          </table:table-cell>
          <table:table-cell table:style-name="Default" office:value-type="string">
            <text:p>Hardy Diamond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0.096602514617687">
            <text:p>0.0966025146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505">
            <text:p>1505</text:p>
          </table:table-cell>
          <table:table-cell table:style-name="Default" office:value-type="string">
            <text:p>Down Royal</text:p>
          </table:table-cell>
          <table:table-cell table:style-name="Default" office:value-type="string">
            <text:p>Irish Champ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0.0930665193562894">
            <text:p>0.093066519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Wincanton</text:p>
          </table:table-cell>
          <table:table-cell table:style-name="Default" office:value-type="string">
            <text:p>Reallyntruthfully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.111419845301362">
            <text:p>0.1114198453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Wincanton</text:p>
          </table:table-cell>
          <table:table-cell table:style-name="Default" office:value-type="string">
            <text:p>Postponed Legacy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64382105595151">
            <text:p>0.164382105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Ffos Las</text:p>
          </table:table-cell>
          <table:table-cell table:style-name="Default" office:value-type="string">
            <text:p>Glengolly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8242803004227">
            <text:p>0.128242803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Ffos Las</text:p>
          </table:table-cell>
          <table:table-cell table:style-name="Default" office:value-type="string">
            <text:p>Atlantic Power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.108978441210797">
            <text:p>0.108978441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455">
            <text:p>1455</text:p>
          </table:table-cell>
          <table:table-cell table:style-name="Default" office:value-type="string">
            <text:p>Wincanton</text:p>
          </table:table-cell>
          <table:table-cell table:style-name="Default" office:value-type="string">
            <text:p>Blue Siam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0.0398626001328771">
            <text:p>0.039862600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235">
            <text:p>1235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Evening Tess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.078406666744929">
            <text:p>0.078406666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245">
            <text:p>124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Be Aware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0.0911182816557493">
            <text:p>0.091118281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Chas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305">
            <text:p>1305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Burning Embers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0.0227013955724813">
            <text:p>0.0227013956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305">
            <text:p>1305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Tenter Le Tout</text:p>
          </table:table-cell>
          <table:table-cell table:style-name="Default" office:value-type="float" office:value="1.33">
            <text:p>1.33</text:p>
          </table:table-cell>
          <table:table-cell table:style-name="Default" office:value-type="float" office:value="0.782433796708224">
            <text:p>0.78243379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340">
            <text:p>1340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Koapey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32059931600995">
            <text:p>0.1320599316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Leave Of Absence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.0952026575151738">
            <text:p>0.095202657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450">
            <text:p>1450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Happy And Fine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.08361445903502">
            <text:p>0.083614459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12">
            <text:p>1512</text:p>
          </table:table-cell>
          <table:table-cell table:style-name="Default" office:value-type="string">
            <text:p>Yarmouth</text:p>
          </table:table-cell>
          <table:table-cell table:style-name="Default" office:value-type="string">
            <text:p>Ottoman Empress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70290098580604">
            <text:p>0.370290098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1 Value Turf Non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25">
            <text:p>1525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Bust A Move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47300351810684">
            <text:p>0.147300351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715">
            <text:p>17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Bint Al Daar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61879574579555">
            <text:p>0.161879574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715">
            <text:p>17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Bint Al Daar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61879574579555">
            <text:p>0.161879574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740">
            <text:p>1740</text:p>
          </table:table-cell>
          <table:table-cell table:style-name="Default" office:value-type="string">
            <text:p>Yarmouth</text:p>
          </table:table-cell>
          <table:table-cell table:style-name="Default" office:value-type="string">
            <text:p>Brave Nation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48966620951961">
            <text:p>0.148966621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GC Turf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740">
            <text:p>1740</text:p>
          </table:table-cell>
          <table:table-cell table:style-name="Default" office:value-type="string">
            <text:p>Yarmouth</text:p>
          </table:table-cell>
          <table:table-cell table:style-name="Default" office:value-type="string">
            <text:p>Brave Nation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48966620951961">
            <text:p>0.148966621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745">
            <text:p>17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King Of Thebes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88645026289882">
            <text:p>0.388645026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Acca System 3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745">
            <text:p>17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Al Azd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90804536350355">
            <text:p>0.290804536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6">
            <text:p>6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745">
            <text:p>17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King Of Thebes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88645026289882">
            <text:p>0.388645026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Kirkdale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24176733468345">
            <text:p>0.224176733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Split Elevens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3401388454234">
            <text:p>0.153401388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850">
            <text:p>1850</text:p>
          </table:table-cell>
          <table:table-cell table:style-name="Default" office:value-type="string">
            <text:p>Dundalk</text:p>
          </table:table-cell>
          <table:table-cell table:style-name="Default" office:value-type="string">
            <text:p>Ferrari Desert</text:p>
          </table:table-cell>
          <table:table-cell table:style-name="Default" office:value-type="float" office:value="9.5">
            <text:p>9.5</text:p>
          </table:table-cell>
          <table:table-cell table:style-name="Default" office:value-type="float" office:value="0.108488388365356">
            <text:p>0.108488388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Tiger Beetle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0.0837077501772128">
            <text:p>0.0837077502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">
            <text:p>0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Moon Over The Sea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0.0891965407064931">
            <text:p>0.0891965407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950">
            <text:p>1950</text:p>
          </table:table-cell>
          <table:table-cell table:style-name="Default" office:value-type="string">
            <text:p>Dundalk</text:p>
          </table:table-cell>
          <table:table-cell table:style-name="Default" office:value-type="string">
            <text:p>Sarmiento Power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.100012620610486">
            <text:p>0.1000126206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ints In Peace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44032090373057">
            <text:p>0.144032090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2020">
            <text:p>2020</text:p>
          </table:table-cell>
          <table:table-cell table:style-name="Default" office:value-type="string">
            <text:p>Dundalk</text:p>
          </table:table-cell>
          <table:table-cell table:style-name="Default" office:value-type="string">
            <text:p>Ramair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0.0868172502367686">
            <text:p>0.0868172502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">
            <text:p>0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Estissa</text:p>
          </table:table-cell>
          <table:table-cell table:style-name="Default" office:value-type="float" office:value="2.25">
            <text:p>2.25</text:p>
          </table:table-cell>
          <table:table-cell table:style-name="Default" office:value-type="float" office:value="0.39836506101273">
            <text:p>0.39836506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Thirsk</text:p>
          </table:table-cell>
          <table:table-cell table:style-name="Default" office:value-type="string">
            <text:p>Gibside</text:p>
          </table:table-cell>
          <table:table-cell table:style-name="Default" office:value-type="float" office:value="9.5">
            <text:p>9.5</text:p>
          </table:table-cell>
          <table:table-cell table:style-name="Default" office:value-type="float" office:value="0.122912165054109">
            <text:p>0.122912165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Addarella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0.0773943951047441">
            <text:p>0.077394395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Hunky Dory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44102524235591">
            <text:p>0.144102524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850">
            <text:p>1850</text:p>
          </table:table-cell>
          <table:table-cell table:style-name="Default" office:value-type="string">
            <text:p>Dundalk</text:p>
          </table:table-cell>
          <table:table-cell table:style-name="Default" office:value-type="string">
            <text:p>Ferrari Desert</text:p>
          </table:table-cell>
          <table:table-cell table:style-name="Default" office:value-type="float" office:value="9.5">
            <text:p>9.5</text:p>
          </table:table-cell>
          <table:table-cell table:style-name="Default" office:value-type="float" office:value="0.108488388365356">
            <text:p>0.108488388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Tiger Beetle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0.0837077501772128">
            <text:p>0.0837077502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Moon Over The Sea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0.0891965407064931">
            <text:p>0.0891965407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950">
            <text:p>1950</text:p>
          </table:table-cell>
          <table:table-cell table:style-name="Default" office:value-type="string">
            <text:p>Dundalk</text:p>
          </table:table-cell>
          <table:table-cell table:style-name="Default" office:value-type="string">
            <text:p>Sarmiento Power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.100012620610486">
            <text:p>0.1000126206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ints In Peace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44032090373057">
            <text:p>0.144032090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2020">
            <text:p>2020</text:p>
          </table:table-cell>
          <table:table-cell table:style-name="Default" office:value-type="string">
            <text:p>Dundalk</text:p>
          </table:table-cell>
          <table:table-cell table:style-name="Default" office:value-type="string">
            <text:p>Ramair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0.0868172502367686">
            <text:p>0.0868172502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723">
            <text:p>1723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Step To Glory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.0825727819947663">
            <text:p>0.08257278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3">
            <text:p>3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Royal Poetry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43813774430274">
            <text:p>0.143813774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357">
            <text:p>1357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Cardamon Hill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30191377540855">
            <text:p>0.130191377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538">
            <text:p>15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Mobile Mamma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45076620404977">
            <text:p>0.245076620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605">
            <text:p>160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Madara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02254996123764">
            <text:p>0.202254996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838">
            <text:p>1838</text:p>
          </table:table-cell>
          <table:table-cell table:style-name="Default" office:value-type="string">
            <text:p>Wexford</text:p>
          </table:table-cell>
          <table:table-cell table:style-name="Default" office:value-type="string">
            <text:p>General Clermont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0.0451458560018294">
            <text:p>0.045145856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908">
            <text:p>1908</text:p>
          </table:table-cell>
          <table:table-cell table:style-name="Default" office:value-type="string">
            <text:p>Wexford</text:p>
          </table:table-cell>
          <table:table-cell table:style-name="Default" office:value-type="string">
            <text:p>Warm In Gorey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0.0637402002418288">
            <text:p>0.063740200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3">
            <text:p>3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530">
            <text:p>1530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L'Eau Du Sud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0.0876311283115393">
            <text:p>0.087631128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Chas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Scots Poet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5309278015799">
            <text:p>0.125309278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655">
            <text:p>1655</text:p>
          </table:table-cell>
          <table:table-cell table:style-name="Default" office:value-type="string">
            <text:p>Wexford</text:p>
          </table:table-cell>
          <table:table-cell table:style-name="Default" office:value-type="string">
            <text:p>Ceroc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0.0402471842701774">
            <text:p>0.0402471843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715">
            <text:p>171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Static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0.0408587296004515">
            <text:p>0.0408587296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715">
            <text:p>171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Pourquoi Pas Papa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.0968931512982538">
            <text:p>0.0968931513</text:p>
          </table:table-cell>
          <table:table-cell table:number-columns-repeated="2" table:style-name="Default" office:value-type="float" office:value="4">
            <text:p>4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432">
            <text:p>1432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Owzthat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0.0299696698837593">
            <text:p>0.0299696699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455">
            <text:p>145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Storming George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0.0415584591714721">
            <text:p>0.0415584592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455">
            <text:p>145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Baron Noir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09922902438702">
            <text:p>0.209922902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407">
            <text:p>1407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Artista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736852">
            <text:p>0.1273685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407">
            <text:p>1407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Artista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736852">
            <text:p>0.1273685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420">
            <text:p>1420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Jax Junior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.07977417">
            <text:p>0.07977417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Chas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432">
            <text:p>1432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Minella Yoga</text:p>
          </table:table-cell>
          <table:table-cell table:style-name="Default" office:value-type="float" office:value="1.33">
            <text:p>1.33</text:p>
          </table:table-cell>
          <table:table-cell table:style-name="Default" office:value-type="float" office:value="0.779249">
            <text:p>0.77924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442">
            <text:p>1442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Ay Up Duck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8558262">
            <text:p>0.4855826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Acca System 3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442">
            <text:p>1442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Ay Up Duck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8558262">
            <text:p>0.4855826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455">
            <text:p>145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Protektorat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6383693">
            <text:p>0.1638369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Value (High Volume Chas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507">
            <text:p>1507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Happy Returns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.10233338">
            <text:p>0.1023333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Aquifolia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308563">
            <text:p>0.130856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605">
            <text:p>160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Potters Charm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.07956625">
            <text:p>0.0795662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625">
            <text:p>162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Imperial Sovereign</text:p>
          </table:table-cell>
          <table:table-cell table:style-name="Default" office:value-type="float" office:value="9.5">
            <text:p>9.5</text:p>
          </table:table-cell>
          <table:table-cell table:style-name="Default" office:value-type="float" office:value="0.11816556">
            <text:p>0.11816556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Suir Monad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8139638">
            <text:p>0.4813963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Acca System 1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Suir Monad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8139638">
            <text:p>0.4813963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Turf Non H/cap Rank 1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650">
            <text:p>165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Al Sayah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5981643">
            <text:p>0.1598164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725">
            <text:p>172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ity Of Dreams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46541">
            <text:p>0.1846541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Zooter</text:p>
          </table:table-cell>
          <table:table-cell table:style-name="Default" office:value-type="float" office:value="1.73">
            <text:p>1.73</text:p>
          </table:table-cell>
          <table:table-cell table:style-name="Default" office:value-type="float" office:value="0.5643828">
            <text:p>0.564382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A/W Non H/cap Trainer PRB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Astrological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41146016">
            <text:p>0.4114601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Kento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19564262">
            <text:p>0.1956426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Tiger Crusade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.09263682">
            <text:p>0.0926368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Whims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1100688">
            <text:p>0.2110068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Whims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1100688">
            <text:p>0.2110068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/Primary/Form Rank 1 Turf (Value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8">
            <text:p>260408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Arantes Nascimento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.0926080981139169">
            <text:p>0.092608098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8">
            <text:p>260408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Dancing Terror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0.0400279365915809">
            <text:p>0.0400279366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">
            <text:p>2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8">
            <text:p>260408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Iwantmytimewithyou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6475740618312">
            <text:p>0.126475740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8">
            <text:p>260408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Upepo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0.0921544229228283">
            <text:p>0.0921544229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8">
            <text:p>260408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Fiddlers Green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.0915155763344986">
            <text:p>0.091515576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">
            <text:p>0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8">
            <text:p>260408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Littlecote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53236914983387">
            <text:p>0.15323691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GC A/W Non H/cap (High ROI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8">
            <text:p>260408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Littlecote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53236914983387">
            <text:p>0.15323691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8">
            <text:p>260408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Nottingham</text:p>
          </table:table-cell>
          <table:table-cell table:style-name="Default" office:value-type="string">
            <text:p>Bearin Up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.0779324345888894">
            <text:p>0.077932434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4">
            <text:p>4</text:p>
          </table:table-cell>
          <table:table-cell office:value-type="string">
            <text:p>Turf Value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8">
            <text:p>260408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Arantes Nascimento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.0926080981139169">
            <text:p>0.092608098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8">
            <text:p>260408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Nubough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0.0258485960622944">
            <text:p>0.025848596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8">
            <text:p>260408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Dancing Terror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0.0400279365915809">
            <text:p>0.0400279366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8">
            <text:p>260408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Perfect Location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0.0877986493332775">
            <text:p>0.0877986493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8">
            <text:p>260408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Iwantmytimewithyou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6475740618312">
            <text:p>0.126475740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8">
            <text:p>260408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Upepo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0.0921544229228283">
            <text:p>0.0921544229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8">
            <text:p>260408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Fiddlers Green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.0915155763344986">
            <text:p>0.091515576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8">
            <text:p>260408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Littlecote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53236914983387">
            <text:p>0.15323691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8">
            <text:p>260408</text:p>
          </table:table-cell>
          <table:table-cell table:style-name="Default" office:value-type="float" office:value="1505">
            <text:p>1505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Mammies Boy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0.0488553817638547">
            <text:p>0.0488553818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8">
            <text:p>260408</text:p>
          </table:table-cell>
          <table:table-cell table:style-name="Default" office:value-type="float" office:value="1615">
            <text:p>1615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Godot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0.0651853876048767">
            <text:p>0.0651853876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7">
            <text:p>260407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Velvet Skies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19011238459815">
            <text:p>0.219011238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7">
            <text:p>260407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Federal Envoy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.103261607040136">
            <text:p>0.103261607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7">
            <text:p>260407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Merry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24420589582395">
            <text:p>0.224420589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GC A/W Non H/cap (High ROI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7">
            <text:p>260407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Merry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24420589582395">
            <text:p>0.224420589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7">
            <text:p>260407</text:p>
          </table:table-cell>
          <table:table-cell table:style-name="Default" office:value-type="float" office:value="1527">
            <text:p>1527</text:p>
          </table:table-cell>
          <table:table-cell table:style-name="Default" office:value-type="string">
            <text:p>Pontefract</text:p>
          </table:table-cell>
          <table:table-cell table:style-name="Default" office:value-type="string">
            <text:p>Swift Salian</text:p>
          </table:table-cell>
          <table:table-cell table:style-name="Default" office:value-type="float" office:value="9.5">
            <text:p>9.5</text:p>
          </table:table-cell>
          <table:table-cell table:style-name="Default" office:value-type="float" office:value="0.105947150248565">
            <text:p>0.1059471502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7">
            <text:p>260407</text:p>
          </table:table-cell>
          <table:table-cell table:style-name="Default" office:value-type="float" office:value="1735">
            <text:p>1735</text:p>
          </table:table-cell>
          <table:table-cell table:style-name="Default" office:value-type="string">
            <text:p>Pontefract</text:p>
          </table:table-cell>
          <table:table-cell table:style-name="Default" office:value-type="string">
            <text:p>Wrestling Revenue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.100891591891604">
            <text:p>0.1008915919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7">
            <text:p>260407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Federal Envoy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.103261607040136">
            <text:p>0.103261607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7">
            <text:p>260407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Locked Down Lad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7263348076882">
            <text:p>0.1272633481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7">
            <text:p>260407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Blacksamssenorita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46050795727032">
            <text:p>0.1460507957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650">
            <text:p>165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Bullington Bry</text:p>
          </table:table-cell>
          <table:table-cell table:style-name="Default" office:value-type="float" office:value="9.5">
            <text:p>9.5</text:p>
          </table:table-cell>
          <table:table-cell table:style-name="Default" office:value-type="float" office:value="0.108265265628805">
            <text:p>0.1082652656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650">
            <text:p>165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Macarone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3636754560345">
            <text:p>0.1363675456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725">
            <text:p>1725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Forever Noah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5988418045699">
            <text:p>0.12598841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420">
            <text:p>1420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Guesstimate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90283320893792">
            <text:p>0.290283320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Willem Twee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.111800128243552">
            <text:p>0.1118001282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650">
            <text:p>165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Bullington Bry</text:p>
          </table:table-cell>
          <table:table-cell table:style-name="Default" office:value-type="float" office:value="9.5">
            <text:p>9.5</text:p>
          </table:table-cell>
          <table:table-cell table:style-name="Default" office:value-type="float" office:value="0.108265265628805">
            <text:p>0.1082652656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650">
            <text:p>165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Macarone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3636754560345">
            <text:p>0.1363675456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725">
            <text:p>1725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Forever Noah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5988418045699">
            <text:p>0.12598841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Zain Primus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5715327270512">
            <text:p>0.295715327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425">
            <text:p>142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Path D'oroux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0.0757700145172965">
            <text:p>0.075770014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4">
            <text:p>4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435">
            <text:p>1435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Matterhorn</text:p>
          </table:table-cell>
          <table:table-cell table:style-name="Default" office:value-type="float" office:value="8.5">
            <text:p>8.5</text:p>
          </table:table-cell>
          <table:table-cell table:style-name="Default" office:value-type="float" office:value="0.124092436504236">
            <text:p>0.124092436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625">
            <text:p>1625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Tommie Beau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0.0495923410017011">
            <text:p>0.04959234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Walkinthewoods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8056005555842">
            <text:p>0.1280560056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635">
            <text:p>1635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Crac De Megaudais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33915037450122">
            <text:p>0.133915037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635">
            <text:p>1635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Reforme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89214515286539">
            <text:p>0.1892145153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Weveallbeencaught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0.0285941175006815">
            <text:p>0.028594117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Better Times Ahead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0.0548523247740537">
            <text:p>0.054852324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One Big Bang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0.0622397883308982">
            <text:p>0.0622397883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Kiss Will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45840333280045">
            <text:p>0.145840333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Shecouldbeanything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0.0333514844301614">
            <text:p>0.033351484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740">
            <text:p>1740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Well Del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0.064233169064124">
            <text:p>0.064233169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350">
            <text:p>1350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Sunwalk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0.0433393256545797">
            <text:p>0.043339325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350">
            <text:p>1350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King's Son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0.040815431695733">
            <text:p>0.0408154317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">
            <text:p>1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All Authorized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56796679854692">
            <text:p>0.1567966799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405">
            <text:p>1405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Combs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0.0528475129045662">
            <text:p>0.052847512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405">
            <text:p>1405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Saveforarainyday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5897874638374">
            <text:p>0.125897874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415">
            <text:p>1415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Bitsnbuckles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90106458556493">
            <text:p>0.190106458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545">
            <text:p>1545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Mount Anglesby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.0937065667708809">
            <text:p>0.0937065668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Abbey Law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6163140179502">
            <text:p>0.161631401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655">
            <text:p>1655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Public Enemy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57703808914862">
            <text:p>0.1577038089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450">
            <text:p>1450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Argentum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0.0211030282556988">
            <text:p>0.021103028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450">
            <text:p>1450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Cotton Socks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8289692665434">
            <text:p>0.128289692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Answer That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0.0447188846950591">
            <text:p>0.0447188847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Tetsworth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34875379146269">
            <text:p>0.134875379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355">
            <text:p>135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Tuscan Point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7002460260026">
            <text:p>0.287002460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615">
            <text:p>16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Holly Mist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5529448632716">
            <text:p>0.355294486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615">
            <text:p>16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Soames Forsyte</text:p>
          </table:table-cell>
          <table:table-cell table:style-name="Default" office:value-type="float" office:value="9.5">
            <text:p>9.5</text:p>
          </table:table-cell>
          <table:table-cell table:style-name="Default" office:value-type="float" office:value="0.114418918290781">
            <text:p>0.114418918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615">
            <text:p>16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Union Island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0.0874661541656581">
            <text:p>0.087466154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650">
            <text:p>165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Desert Belle</text:p>
          </table:table-cell>
          <table:table-cell table:style-name="Default" office:value-type="float" office:value="2.25">
            <text:p>2.25</text:p>
          </table:table-cell>
          <table:table-cell table:style-name="Default" office:value-type="float" office:value="0.400578393907907">
            <text:p>0.400578393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355">
            <text:p>135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Tuscan Point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7002460260026">
            <text:p>0.287002460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541">
            <text:p>1541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Likeness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3033988256759">
            <text:p>0.1303398826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615">
            <text:p>16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Holly Mist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5529448632716">
            <text:p>0.355294486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615">
            <text:p>16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Soames Forsyte</text:p>
          </table:table-cell>
          <table:table-cell table:style-name="Default" office:value-type="float" office:value="9.5">
            <text:p>9.5</text:p>
          </table:table-cell>
          <table:table-cell table:style-name="Default" office:value-type="float" office:value="0.114418918290781">
            <text:p>0.114418918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615">
            <text:p>16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Union Island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0.0874661541656581">
            <text:p>0.087466154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20">
            <text:p>142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Ballyfinn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18006416049549">
            <text:p>0.21800641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530">
            <text:p>15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Angel's Dream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00485084137709">
            <text:p>0.200485084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558">
            <text:p>1558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Gower Prince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40005097261482">
            <text:p>0.1400050973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625">
            <text:p>1625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Jalila Moriviere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0.0845498910854828">
            <text:p>0.08454989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Sanitiser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50926277027128">
            <text:p>0.25092627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05">
            <text:p>1405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Aurea Fortuna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0.0449825675341802">
            <text:p>0.044982567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55">
            <text:p>1455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Pink 'n Purple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0.0687462748168179">
            <text:p>0.0687462748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55">
            <text:p>1455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Voix De Bocelli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0.0937367819004239">
            <text:p>0.0937367819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Pray Tell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0.0489901406989484">
            <text:p>0.048990140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315">
            <text:p>131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Walk Win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0.0201024766108355">
            <text:p>0.0201024766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315">
            <text:p>131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Mino Des Mottes</text:p>
          </table:table-cell>
          <table:table-cell table:style-name="Default" office:value-type="float" office:value="1.73">
            <text:p>1.73</text:p>
          </table:table-cell>
          <table:table-cell table:style-name="Default" office:value-type="float" office:value="0.584609402797533">
            <text:p>0.584609402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350">
            <text:p>1350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Soir De Garde</text:p>
          </table:table-cell>
          <table:table-cell table:style-name="Default" office:value-type="float" office:value="9.5">
            <text:p>9.5</text:p>
          </table:table-cell>
          <table:table-cell table:style-name="Default" office:value-type="float" office:value="0.111277096778745">
            <text:p>0.111277096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25">
            <text:p>142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Questionable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0.0127004488451011">
            <text:p>0.012700448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25">
            <text:p>142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Quiet In Bresil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0.0179923455087944">
            <text:p>0.017992345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Blake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9250972119808">
            <text:p>0.129250972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Koktail Brut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.107271804850489">
            <text:p>0.1072718049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515">
            <text:p>1515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Love Me Tender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8264650398892">
            <text:p>0.128264650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Future Prospect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0.0288043854249401">
            <text:p>0.0288043854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715">
            <text:p>1715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Killer Whal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15347770421061">
            <text:p>0.315347770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505">
            <text:p>1505</text:p>
          </table:table-cell>
          <table:table-cell table:style-name="Default" office:value-type="string">
            <text:p>Musselburgh</text:p>
          </table:table-cell>
          <table:table-cell table:style-name="Default" office:value-type="string">
            <text:p>Dancingwithmyself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41842691894405">
            <text:p>0.1418426919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454">
            <text:p>1454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Oh Cecelia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05622626777371">
            <text:p>0.20562262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1 Value Turf Non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750">
            <text:p>175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oetic Force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41006409816286">
            <text:p>0.1410064098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harmain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1581171445654">
            <text:p>0.291581171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820">
            <text:p>182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Thimble</text:p>
          </table:table-cell>
          <table:table-cell table:style-name="Default" office:value-type="float" office:value="9.5">
            <text:p>9.5</text:p>
          </table:table-cell>
          <table:table-cell table:style-name="Default" office:value-type="float" office:value="0.11745371931825">
            <text:p>0.117453719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435">
            <text:p>1435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Ideallko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38728686732373">
            <text:p>0.138728686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515">
            <text:p>1515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Dancing Jeremy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0.0844228620083477">
            <text:p>0.084422862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549">
            <text:p>1549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Nickelforce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52589392172186">
            <text:p>0.152589392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705">
            <text:p>1705</text:p>
          </table:table-cell>
          <table:table-cell table:style-name="Default" office:value-type="string">
            <text:p>Haydock</text:p>
          </table:table-cell>
          <table:table-cell table:style-name="Default" office:value-type="string">
            <text:p>Ski Lodge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40383114902744">
            <text:p>0.1403831149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725">
            <text:p>1725</text:p>
          </table:table-cell>
          <table:table-cell table:style-name="Default" office:value-type="string">
            <text:p>Huntingdon</text:p>
          </table:table-cell>
          <table:table-cell table:style-name="Default" office:value-type="string">
            <text:p>Homme D'un Soir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84361444160778">
            <text:p>0.184361444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412">
            <text:p>1412</text:p>
          </table:table-cell>
          <table:table-cell table:style-name="Default" office:value-type="string">
            <text:p>Haydock</text:p>
          </table:table-cell>
          <table:table-cell table:style-name="Default" office:value-type="string">
            <text:p>Williethebuilder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38860409664734">
            <text:p>0.1388604097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Green Sky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5020461807902">
            <text:p>0.125020461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650">
            <text:p>1650</text:p>
          </table:table-cell>
          <table:table-cell table:style-name="Default" office:value-type="string">
            <text:p>Huntingdon</text:p>
          </table:table-cell>
          <table:table-cell table:style-name="Default" office:value-type="string">
            <text:p>Tara Iti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0.0669306019358434">
            <text:p>0.0669306019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">
            <text:p>4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Huntingdon</text:p>
          </table:table-cell>
          <table:table-cell table:style-name="Default" office:value-type="string">
            <text:p>King Ulanda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6611616167398">
            <text:p>0.126611616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337">
            <text:p>1337</text:p>
          </table:table-cell>
          <table:table-cell table:style-name="Default" office:value-type="string">
            <text:p>Haydock</text:p>
          </table:table-cell>
          <table:table-cell table:style-name="Default" office:value-type="string">
            <text:p>Atlantic City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64914036879926">
            <text:p>0.164914036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Poet's Muse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0.0198196102628631">
            <text:p>0.0198196103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405">
            <text:p>1405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Simply Natural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33433197564942">
            <text:p>0.1334331976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Petit Secret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70084583360192">
            <text:p>0.370084583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405">
            <text:p>1405</text:p>
          </table:table-cell>
          <table:table-cell table:style-name="Default" office:value-type="string">
            <text:p>Lingfield</text:p>
          </table:table-cell>
          <table:table-cell table:style-name="Default" office:value-type="string">
            <text:p>Shrimp Shad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6989171513337">
            <text:p>0.1869891715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Paradias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.0826782739086497">
            <text:p>0.0826782739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office:value-type="string">
            <text:p>BOTMan App A/W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Lingfield</text:p>
          </table:table-cell>
          <table:table-cell table:style-name="Default" office:value-type="string">
            <text:p>Damascus Steel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.0729427215436948">
            <text:p>0.072942721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3">
            <text:p>3</text:p>
          </table:table-cell>
          <table:table-cell office:value-type="string">
            <text:p>BOTMan App A/W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330">
            <text:p>1330</text:p>
          </table:table-cell>
          <table:table-cell table:style-name="Default" office:value-type="string">
            <text:p>Lingfield</text:p>
          </table:table-cell>
          <table:table-cell table:style-name="Default" office:value-type="string">
            <text:p>Handle With Care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3406412162111">
            <text:p>0.1340641216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350">
            <text:p>1350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Elizabetty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0.0250683993223937">
            <text:p>0.0250683993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350">
            <text:p>1350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Justmyluck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0.0175220845680621">
            <text:p>0.0175220846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425">
            <text:p>1425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Stateira</text:p>
          </table:table-cell>
          <table:table-cell table:style-name="Default" office:value-type="float" office:value="2.5">
            <text:p>2.5</text:p>
          </table:table-cell>
          <table:table-cell table:style-name="Default" office:value-type="float" office:value="0.404095954452625">
            <text:p>0.404095954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Lingfield</text:p>
          </table:table-cell>
          <table:table-cell table:style-name="Default" office:value-type="string">
            <text:p>Carbine Harvester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54155224846103">
            <text:p>0.154155224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535">
            <text:p>1535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Heathcliff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0.0384872007424202">
            <text:p>0.038487200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Lingfield</text:p>
          </table:table-cell>
          <table:table-cell table:style-name="Default" office:value-type="string">
            <text:p>Unassuming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7429993125523">
            <text:p>0.127429993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Midnight Lion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0.0408947660615988">
            <text:p>0.040894766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Antrim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0.0674108455059352">
            <text:p>0.067410845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Teumessias Fox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0.0879887343390303">
            <text:p>0.087988734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625">
            <text:p>1625</text:p>
          </table:table-cell>
          <table:table-cell table:style-name="Default" office:value-type="string">
            <text:p>Lingfield</text:p>
          </table:table-cell>
          <table:table-cell table:style-name="Default" office:value-type="string">
            <text:p>Lord Harcourt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6967769424589">
            <text:p>0.286967769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Lingfield</text:p>
          </table:table-cell>
          <table:table-cell table:style-name="Default" office:value-type="string">
            <text:p>The Bay Warrior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0.0250355272781637">
            <text:p>0.025035527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2">
            <text:p>260402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Brulure Noire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82291517000914">
            <text:p>0.18229151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2">
            <text:p>260402</text:p>
          </table:table-cell>
          <table:table-cell table:style-name="Default" office:value-type="float" office:value="1532">
            <text:p>1532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Jaipaletemps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.0774530480921031">
            <text:p>0.077453048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2">
            <text:p>260402</text:p>
          </table:table-cell>
          <table:table-cell table:style-name="Default" office:value-type="float" office:value="1639">
            <text:p>1639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Bobalot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.0769593722462399">
            <text:p>0.076959372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2">
            <text:p>260402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Clonmel</text:p>
          </table:table-cell>
          <table:table-cell table:style-name="Default" office:value-type="string">
            <text:p>Blossom Trixie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0.0779569229929895">
            <text:p>0.077956923</text:p>
          </table:table-cell>
          <table:table-cell table:number-columns-repeated="2" table:style-name="Default" office:value-type="float" office:value="4">
            <text:p>4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1">
            <text:p>260401</text:p>
          </table:table-cell>
          <table:table-cell table:style-name="Default" office:value-type="float" office:value="2015">
            <text:p>2015</text:p>
          </table:table-cell>
          <table:table-cell table:style-name="Default" office:value-type="string">
            <text:p>Dundalk</text:p>
          </table:table-cell>
          <table:table-cell table:style-name="Default" office:value-type="string">
            <text:p>Beat The Devil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73357433707473">
            <text:p>0.173357433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1">
            <text:p>260401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True Promise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04049332769132">
            <text:p>0.204049332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1">
            <text:p>260401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Lovethiswayagain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5521461299581">
            <text:p>0.125521461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1">
            <text:p>260401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Corniche Girl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47952450171078">
            <text:p>0.147952450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1">
            <text:p>260401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True Promise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04049332769132">
            <text:p>0.204049332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1">
            <text:p>260401</text:p>
          </table:table-cell>
          <table:table-cell table:style-name="Default" office:value-type="float" office:value="1745">
            <text:p>1745</text:p>
          </table:table-cell>
          <table:table-cell table:style-name="Default" office:value-type="string">
            <text:p>Dundalk</text:p>
          </table:table-cell>
          <table:table-cell table:style-name="Default" office:value-type="string">
            <text:p>Collective Power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43272915223517">
            <text:p>0.143272915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1">
            <text:p>260401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Green Falcon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33638191303408">
            <text:p>0.133638191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1">
            <text:p>260401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Lovethiswayagain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5521461299581">
            <text:p>0.125521461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1">
            <text:p>260401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Corniche Girl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47952450171078">
            <text:p>0.147952450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1">
            <text:p>260401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True Promise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04049332769132">
            <text:p>0.204049332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1">
            <text:p>260401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Mary Stanford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9168274933662">
            <text:p>0.1291682749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1">
            <text:p>260401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Wincanton</text:p>
          </table:table-cell>
          <table:table-cell table:style-name="Default" office:value-type="string">
            <text:p>Muskoka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88082159316875">
            <text:p>0.188082159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1">
            <text:p>260401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Blackwater Lilly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543263735672">
            <text:p>0.1254326374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">
            <text:p>1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1">
            <text:p>260401</text:p>
          </table:table-cell>
          <table:table-cell table:style-name="Default" office:value-type="float" office:value="1450">
            <text:p>1450</text:p>
          </table:table-cell>
          <table:table-cell table:style-name="Default" office:value-type="string">
            <text:p>Wincanton</text:p>
          </table:table-cell>
          <table:table-cell table:style-name="Default" office:value-type="string">
            <text:p>Gold Link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0.0843232173636346">
            <text:p>0.0843232174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1">
            <text:p>260401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Ocean Conquest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7730932382458">
            <text:p>0.127730932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1">
            <text:p>260401</text:p>
          </table:table-cell>
          <table:table-cell table:style-name="Default" office:value-type="float" office:value="1650">
            <text:p>1650</text:p>
          </table:table-cell>
          <table:table-cell table:style-name="Default" office:value-type="string">
            <text:p>Wincanton</text:p>
          </table:table-cell>
          <table:table-cell table:style-name="Default" office:value-type="string">
            <text:p>Prairie Diamond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0.0833591540916352">
            <text:p>0.083359154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1">
            <text:p>260401</text:p>
          </table:table-cell>
          <table:table-cell table:style-name="Default" office:value-type="float" office:value="1420">
            <text:p>1420</text:p>
          </table:table-cell>
          <table:table-cell table:style-name="Default" office:value-type="string">
            <text:p>Wincanton</text:p>
          </table:table-cell>
          <table:table-cell table:style-name="Default" office:value-type="string">
            <text:p>Grand Vendetta</text:p>
          </table:table-cell>
          <table:table-cell table:style-name="Default" office:value-type="float" office:value="1.57">
            <text:p>1.57</text:p>
          </table:table-cell>
          <table:table-cell table:style-name="Default" office:value-type="float" office:value="0.644313972602453">
            <text:p>0.644313972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1">
            <text:p>260401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Fearless Dragon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0.0497448142807034">
            <text:p>0.049744814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331">
            <text:p>260331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Farasi Lane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85012311322301">
            <text:p>0.485012311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331">
            <text:p>260331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Farasi Lane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85012311322301">
            <text:p>0.485012311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331">
            <text:p>260331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Dark Angel Star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2841594749174">
            <text:p>0.292841594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331">
            <text:p>260331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Star Marian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0.0671066741967785">
            <text:p>0.067106674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331">
            <text:p>260331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Ammoony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7874592758178">
            <text:p>0.127874592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331">
            <text:p>260331</text:p>
          </table:table-cell>
          <table:table-cell table:style-name="Default" office:value-type="float" office:value="1530">
            <text:p>1530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Aill Dubh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84540285918401">
            <text:p>0.1845402859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331">
            <text:p>260331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Bangor-On-Dee</text:p>
          </table:table-cell>
          <table:table-cell table:style-name="Default" office:value-type="string">
            <text:p>Good Work</text:p>
          </table:table-cell>
          <table:table-cell table:style-name="Default" office:value-type="float" office:value="8.5">
            <text:p>8.5</text:p>
          </table:table-cell>
          <table:table-cell table:style-name="Default" office:value-type="float" office:value="0.123793895944055">
            <text:p>0.1237938959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331">
            <text:p>260331</text:p>
          </table:table-cell>
          <table:table-cell table:style-name="Default" office:value-type="float" office:value="1445">
            <text:p>1445</text:p>
          </table:table-cell>
          <table:table-cell table:style-name="Default" office:value-type="string">
            <text:p>Bangor-On-Dee</text:p>
          </table:table-cell>
          <table:table-cell table:style-name="Default" office:value-type="string">
            <text:p>Geordie Night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0.0677218826765595">
            <text:p>0.067721882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331">
            <text:p>260331</text:p>
          </table:table-cell>
          <table:table-cell table:style-name="Default" office:value-type="float" office:value="1650">
            <text:p>1650</text:p>
          </table:table-cell>
          <table:table-cell table:style-name="Default" office:value-type="string">
            <text:p>Bangor-On-Dee</text:p>
          </table:table-cell>
          <table:table-cell table:style-name="Default" office:value-type="string">
            <text:p>Roaring Home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3192309209977">
            <text:p>0.2319230921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 table:number-rows-repeated="39">
          <table:table-cell table:style-name="Default" table:number-columns-repeated="8"/>
          <table:table-cell table:number-columns-repeated="3"/>
        </table:table-row>
        <table:table-row table:style-name="ro2" table:number-rows-repeated="33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12">12/04/2026</text:date>, <text:time>10:3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ran O'Hagan</meta:initial-creator>
    <meta:creation-date>2026-03-10T15:18:04.36</meta:creation-date>
    <dc:date>2026-04-12T10:38:13.67</dc:date>
    <dc:creator>Kieran O'Hagan</dc:creator>
    <meta:editing-duration>PT14H44M51S</meta:editing-duration>
    <meta:editing-cycles>38</meta:editing-cycles>
    <meta:generator>OpenOffice/4.1.16$Win32 OpenOffice.org_project/4116m3$Build-9816</meta:generator>
    <meta:document-statistic meta:table-count="3" meta:cell-count="2160" meta:object-count="0"/>
  </office:meta>
</office:document-meta>
</file>